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font-name="Optima1" fo:font-size="10pt" style:font-size-asian="10pt" style:font-size-complex="10pt"/>
    </style:style>
    <style:style style:name="P7" style:family="paragraph" style:parent-style-name="Standard">
      <style:text-properties fo:background-color="transparen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fo:font-style="normal" style:font-style-asian="normal" style:font-style-complex="normal"/>
    </style:style>
    <style:style style:name="P12" style:family="paragraph" style:parent-style-name="List">
      <style:text-properties fo:font-style="normal" fo:background-color="transparent" style:font-style-asian="normal" style:font-style-complex="normal"/>
    </style:style>
    <style:style style:name="P13" style:family="paragraph" style:parent-style-name="List">
      <style:text-properties fo:background-color="transparent"/>
    </style:style>
    <style:style style:name="P14" style:family="paragraph" style:parent-style-name="Standard">
      <style:paragraph-properties fo:margin-left="2.986cm" fo:margin-right="0cm" fo:text-indent="0cm" style:auto-text-indent="false"/>
    </style:style>
    <style:style style:name="P15" style:family="paragraph" style:parent-style-name="Code">
      <style:paragraph-properties fo:margin-left="2.999cm" fo:margin-right="0cm" fo:text-indent="0cm" style:auto-text-indent="false"/>
    </style:style>
    <style:style style:name="P16" style:family="paragraph" style:parent-style-name="Code">
      <style:text-properties style:font-name="Optima1" fo:font-size="10pt" style:font-size-asian="10pt" style:font-size-complex="10pt"/>
    </style:style>
    <style:style style:name="P17" style:family="paragraph" style:parent-style-name="Code">
      <style:text-properties style:font-name="Monaco1" fo:font-size="9pt" style:font-size-asian="9pt" style:font-size-complex="9pt"/>
    </style:style>
    <style:style style:name="P18" style:family="paragraph" style:parent-style-name="Code">
      <style:paragraph-properties fo:break-before="page"/>
      <style:text-properties style:font-name="Optima1" fo:font-size="10pt" style:font-size-asian="10pt" style:font-size-complex="10pt"/>
    </style:style>
    <style:style style:name="P19" style:family="paragraph" style:parent-style-name="Text_20_body">
      <style:paragraph-properties fo:text-align="center" style:justify-single-word="false"/>
    </style:style>
    <style:style style:name="P20" style:family="paragraph" style:parent-style-name="List">
      <style:paragraph-properties fo:margin-left="2.341cm" fo:margin-right="0cm" fo:text-indent="0cm" style:auto-text-indent="false"/>
    </style:style>
    <style:style style:name="P21" style:family="paragraph" style:parent-style-name="Contents_20_1">
      <style:paragraph-properties>
        <style:tab-stops>
          <style:tab-stop style:position="0cm"/>
          <style:tab-stop style:position="3cm"/>
        </style:tab-stops>
      </style:paragraph-properties>
    </style:style>
    <style:style style:name="P22" style:family="paragraph" style:parent-style-name="Contents_20_2">
      <style:paragraph-properties>
        <style:tab-stops>
          <style:tab-stop style:position="0cm"/>
        </style:tab-stops>
      </style:paragraph-properties>
    </style:style>
    <style:style style:name="P23" style:family="paragraph" style:parent-style-name="Standard" style:master-page-name="Index">
      <style:paragraph-properties style:page-number="auto"/>
    </style:style>
    <style:style style:name="P24" style:family="paragraph" style:parent-style-name="Standard" style:list-style-name="L1">
      <style:text-properties fo:background-color="transparent"/>
    </style:style>
    <style:style style:name="P25" style:family="paragraph" style:parent-style-name="Standard" style:list-style-name="L2"/>
    <style:style style:name="P26" style:family="paragraph" style:parent-style-name="Standard" style:list-style-name=""/>
    <style:style style:name="P27" style:family="paragraph" style:parent-style-name="Heading_20_1" style:master-page-name="Standard">
      <style:paragraph-properties style:page-number="auto"/>
    </style:style>
    <style:style style:name="P28" style:family="paragraph" style:parent-style-name="Heading_20_1">
      <style:paragraph-properties fo:break-before="page"/>
    </style:style>
    <style:style style:name="P29" style:family="paragraph" style:parent-style-name="Heading_20_2">
      <style:paragraph-properties fo:break-before="page"/>
    </style:style>
    <style:style style:name="P30"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font-name="Monaco1" fo:font-size="9pt" style:font-size-asian="9pt" style:font-size-complex="9pt"/>
    </style:style>
    <style:style style:name="T7" style:family="text">
      <style:text-properties style:font-name="Monaco1" fo:font-size="9pt" fo:font-style="normal" style:font-size-asian="9pt" style:font-style-asian="normal" style:font-size-complex="9pt" style:font-style-complex="normal"/>
    </style:style>
    <style:style style:name="T8" style:family="text">
      <style:text-properties style:text-underline-style="none"/>
    </style:style>
    <style:style style:name="T9" style:family="text">
      <style:text-properties style:text-underline-style="none" fo:background-color="transparent"/>
    </style:style>
    <style:style style:name="T10" style:family="text">
      <style:text-properties style:font-name="Optima1"/>
    </style:style>
    <style:style style:name="T11" style:family="text">
      <style:text-properties style:font-name="Optima1" fo:font-size="10pt" style:text-underline-style="none" style:font-size-asian="10pt" style:font-size-complex="10pt"/>
    </style:style>
    <style:style style:name="T12" style:family="text">
      <style:text-properties style:font-name="Optima1" fo:font-size="10pt" style:text-underline-style="none" fo:background-color="transparent" style:font-size-asian="10pt" style:font-size-complex="10pt"/>
    </style:style>
    <style:style style:name="T13" style:family="text">
      <style:text-properties style:font-name="Optima1" fo:font-size="10pt" style:font-size-asian="10pt" style:font-size-complex="10pt"/>
    </style:style>
    <style:style style:name="T14" style:family="text">
      <style:text-properties style:font-name="Optima1" fo:font-size="10pt" fo:font-style="normal" style:font-size-asian="10pt" style:font-style-asian="normal" style:font-size-complex="10pt" style:font-style-complex="normal"/>
    </style:style>
    <style:style style:name="T15" style:family="text">
      <style:text-properties style:font-name="monaco" fo:font-size="9pt" style:font-size-asian="9pt" style:font-size-complex="9pt"/>
    </style:style>
    <style:style style:name="T16" style:family="text">
      <style:text-properties fo:background-color="transparent"/>
    </style:style>
    <style:style style:name="T1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3"><draw:frame draw:style-name="fr1" draw:name="graphics1" text:anchor-type="paragraph" svg:x="1.109cm" svg:y="0.37cm" svg:width="7.65cm" svg:height="4.189cm" draw:z-index="0"><draw:image xlink:href="../sogo.png" xlink:type="simple" xlink:show="embed" xlink:actuate="onLoad"/></draw:frame></text:p>
      <text:p text:style-name="P3"/>
      <text:p text:style-name="P3"/>
      <text:p text:style-name="P3"/>
      <text:p text:style-name="P3"/>
      <text:p text:style-name="P8"/>
      <text:p text:style-name="P10">Version 2.1.1</text:p>
      <text:p text:style-name="P9">Native Microsoft Outlook Configuration Guide</text:p>
      <text:p text:style-name="P3"/>
      <text:p text:style-name="P23">Copyright © <text:s/>2009-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7">Version 2.1.1 – November 2013</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3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4" text:style-name="Contents_20_4">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5" text:style-name="Contents_20_5">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6" text:style-name="Contents_20_6">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7" text:style-name="Contents_20_7">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8" text:style-name="Contents_20_8">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9" text:style-name="Contents_20_9">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10" text:style-name="Contents_20_10">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source>
        <text:index-body>
          <text:p text:style-name="P21">Chapter 1<text:tab/><text:a xlink:type="simple" xlink:href="#__RefHeading__6342_1244406482" text:style-name="Internet_20_link" text:visited-style-name="Internet_20_link">About this Guide <text:s text:c="2"/><text:tab/>2</text:a></text:p>
          <text:p text:style-name="P21">Chapter 2<text:tab/><text:a xlink:type="simple" xlink:href="#__RefHeading__6344_1244406482" text:style-name="Internet_20_link" text:visited-style-name="Internet_20_link">Introduction <text:s text:c="2"/><text:tab/>3</text:a></text:p>
          <text:p text:style-name="P21">Chapter 3<text:tab/><text:a xlink:type="simple" xlink:href="#__RefHeading__6346_1244406482" text:style-name="Internet_20_link" text:visited-style-name="Internet_20_link">Architecture <text:s text:c="2"/><text:tab/>4</text:a></text:p>
          <text:p text:style-name="P21">Chapter 4<text:tab/><text:a xlink:type="simple" xlink:href="#__RefHeading__6348_1244406482" text:style-name="Internet_20_link" text:visited-style-name="Internet_20_link">Requirements <text:s text:c="3"/><text:tab/>5</text:a></text:p>
          <text:p text:style-name="P22"><text:a xlink:type="simple" xlink:href="#__RefHeading__6468_1244406482" text:style-name="Internet_20_link" text:visited-style-name="Internet_20_link">LDAP Server <text:s text:c="2"/><text:tab/>5</text:a></text:p>
          <text:p text:style-name="P22"><text:a xlink:type="simple" xlink:href="#__RefHeading__6470_1244406482" text:style-name="Internet_20_link" text:visited-style-name="Internet_20_link">Microsoft Active Directory <text:s text:c="2"/><text:tab/>5</text:a></text:p>
          <text:p text:style-name="P22"><text:a xlink:type="simple" xlink:href="#__RefHeading__6472_1244406482" text:style-name="Internet_20_link" text:visited-style-name="Internet_20_link">Other or No Solution <text:s text:c="2"/><text:tab/>6</text:a></text:p>
          <text:p text:style-name="P22"><text:a xlink:type="simple" xlink:href="#__RefHeading__6474_1244406482" text:style-name="Internet_20_link" text:visited-style-name="Internet_20_link">IMAP Server and Trust <text:s text:c="2"/><text:tab/>7</text:a></text:p>
          <text:p text:style-name="P21">Chapter 5<text:tab/><text:a xlink:type="simple" xlink:href="#__RefHeading__6350_1244406482" text:style-name="Internet_20_link" text:visited-style-name="Internet_20_link">Installation <text:s text:c="2"/><text:tab/>8</text:a></text:p>
          <text:p text:style-name="P22"><text:a xlink:type="simple" xlink:href="#__RefHeading__6476_1244406482" text:style-name="Internet_20_link" text:visited-style-name="Internet_20_link">Red Hat Enterprise Linux v5 and v6 <text:s text:c="2"/><text:tab/>8</text:a></text:p>
          <text:p text:style-name="P22"><text:a xlink:type="simple" xlink:href="#__RefHeading__6478_1244406482" text:style-name="Internet_20_link" text:visited-style-name="Internet_20_link">Debian 6.0 (“Squeeze”) and Ubuntu 12.04 (“Precise Pangolin”) <text:s text:c="2"/><text:tab/>9</text:a></text:p>
          <text:p text:style-name="P21">Chapter 6<text:tab/><text:a xlink:type="simple" xlink:href="#__RefHeading__6352_1244406482" text:style-name="Internet_20_link" text:visited-style-name="Internet_20_link">Configuration <text:s text:c="2"/><text:tab/>10</text:a></text:p>
          <text:p text:style-name="P22"><text:a xlink:type="simple" xlink:href="#__RefHeading__6480_1244406482" text:style-name="Internet_20_link" text:visited-style-name="Internet_20_link">SOGo Configuration <text:s text:c="2"/><text:tab/>10</text:a></text:p>
          <text:p text:style-name="P22"><text:a xlink:type="simple" xlink:href="#__RefHeading__6482_1244406482" text:style-name="Internet_20_link" text:visited-style-name="Internet_20_link">Samba 4 Configuration <text:s text:c="2"/><text:tab/>10</text:a></text:p>
          <text:p text:style-name="P22"><text:a xlink:type="simple" xlink:href="#__RefHeading__6484_1244406482" text:style-name="Internet_20_link" text:visited-style-name="Internet_20_link">OpenChange Configuration <text:s text:c="2"/><text:tab/>12</text:a></text:p>
          <text:p text:style-name="P22"><text:a xlink:type="simple" xlink:href="#__RefHeading__6486_1244406482" text:style-name="Internet_20_link" text:visited-style-name="Internet_20_link">Apache Configuration for Web Services <text:s text:c="2"/><text:tab/>13</text:a></text:p>
          <text:p text:style-name="P22"><text:a xlink:type="simple" xlink:href="#__RefHeading__6488_1244406482" text:style-name="Internet_20_link" text:visited-style-name="Internet_20_link">Name Service Configuration for Web Services <text:s text:c="2"/><text:tab/>14</text:a></text:p>
          <text:p text:style-name="P21">Chapter 7<text:tab/><text:a xlink:type="simple" xlink:href="#__RefHeading__6354_1244406482" text:style-name="Internet_20_link" text:visited-style-name="Internet_20_link">Adding Users <text:s text:c="2"/><text:tab/>15</text:a></text:p>
          <text:p text:style-name="P21">Chapter 8<text:tab/><text:a xlink:type="simple" xlink:href="#__RefHeading__6356_1244406482" text:style-name="Internet_20_link" text:visited-style-name="Internet_20_link">Microsoft Outlook 2003, 2007 and 2010 Configuration <text:s text:c="2"/><text:tab/>16</text:a></text:p>
          <text:p text:style-name="P21">Chapter 9<text:tab/><text:a xlink:type="simple" xlink:href="#__RefHeading__6358_1244406482" text:style-name="Internet_20_link" text:visited-style-name="Internet_20_link">Known Issues or Limitations <text:s text:c="2"/><text:tab/>17</text:a></text:p>
          <text:p text:style-name="P22"><text:a xlink:type="simple" xlink:href="#__RefHeading__6490_1244406482" text:style-name="Internet_20_link" text:visited-style-name="Internet_20_link">Current Limitations <text:s text:c="2"/><text:tab/>17</text:a></text:p>
          <text:p text:style-name="P21">Chapter 10<text:tab/><text:a xlink:type="simple" xlink:href="#__RefHeading__6360_1244406482" text:style-name="Internet_20_link" text:visited-style-name="Internet_20_link">Additional Information <text:s text:c="2"/><text:tab/>19</text:a></text:p>
          <text:p text:style-name="P21">Chapter 11<text:tab/><text:a xlink:type="simple" xlink:href="#__RefHeading__6362_1244406482" text:style-name="Internet_20_link" text:visited-style-name="Internet_20_link">Commercial Support and Contact Information <text:s text:c="2"/><text:tab/>20</text:a></text:p>
        </text:index-body>
      </text:table-of-content>
      <text:h text:style-name="P27" text:outline-level="1"><text:bookmark-start text:name="__RefHeading__6342_1244406482"/>About this Guide<text:bookmark-end text:name="__RefHeading__6342_1244406482"/></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text:span><text:span text:style-name="Emphasis">G</text:span><text:span text:style-name="Emphasis">uide </text:span>for more information on installing and configuring SOGo.</text:p>
      <text:p text:style-name="Standard">This guide also includes instructions for configuring Microsoft Outlook with SOGo.</text:p>
      <text:p text:style-name="Standard">The instructions are based <text:span text:style-name="T17">on version 2.1.1 o</text:span>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6344_1244406482"/>Introduction<text:bookmark-end text:name="__RefHeading__6344_1244406482"/></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28" text:outline-level="1"><text:bookmark-start text:name="__RefHeading__6346_1244406482"/>Architecture<text:bookmark-end text:name="__RefHeading__6346_1244406482"/></text:h>
      <text:p text:style-name="Text_20_body">The following diagram demonstrates the architecture of the native Outlook compatibility layer of SOGo.</text:p>
      <text:p text:style-name="P19"><draw:frame draw:style-name="fr3" draw:name="graphics2" text:anchor-type="as-char" svg:width="11cm" svg:height="12.28cm" draw:z-index="2"><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text:bookmark-start text:name="__RefHeading__6348_1244406482"/>Requirements<text:tab/><text:bookmark-end text:name="__RefHeading__6348_1244406482"/></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text:bookmark-start text:name="__RefHeading__6468_1244406482"/>LDAP Server<text:bookmark-end text:name="__RefHeading__6468_1244406482"/></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text:bookmark-start text:name="__RefHeading__6470_1244406482"/>Microsoft Active Directory<text:bookmark-end text:name="__RefHeading__6470_1244406482"/></text:h>
      <text:p text:style-name="Standard">If your organization uses Microsoft Active Directory, Samba 4 will need to be joined to your Active Directory domain, as a DC.</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 Note that joining Samba 4 to your Active Directory domain as a member will currently not work. An authentication bug is present in Samba 4 which then prevents all Outlook users to successfully authenticate through Samba 4. This issue has been reported to the Samba team and is being worked on.</text:p>
      <text:h text:style-name="Heading_20_2" text:outline-level="2"><text:bookmark-start text:name="__RefHeading__6472_1244406482"/>Other or No Solution<text:bookmark-end text:name="__RefHeading__6472_1244406482"/></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text:span><text:span text:style-name="Emphasis">G</text:span><text:span text:style-name="Emphasis">uide </text:span>for more information regarding <text:span text:style-name="T6">SOGoUserSources</text:span>.</text:p>
      <text:h text:style-name="P29" text:outline-level="2"><text:bookmark-start text:name="__RefHeading__6474_1244406482"/>IMAP Server and Trust<text:bookmark-end text:name="__RefHeading__6474_1244406482"/></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7">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2">Adding Users</text:span> section from this document.</text:p>
      <text:h text:style-name="P28" text:outline-level="1"><text:bookmark-start text:name="__RefHeading__6350_1244406482"/>Installation<text:bookmark-end text:name="__RefHeading__6350_1244406482"/></text:h>
      <text:p text:style-name="Standard">This section will guide you through the installation of the native Microsoft Outlook compatibility layer SOGo offers.</text:p>
      <text:h text:style-name="Heading_20_2" text:outline-level="2"><text:bookmark-start text:name="__RefHeading__6476_1244406482"/>Red Hat Enterprise Linux v5 and v6<text:bookmark-end text:name="__RefHeading__6476_1244406482"/></text:h>
      <text:p text:style-name="Standard">If you are using Red Hat Enterprise Linux (or CentOS) version 5 or version 6, packages for Samba 4, OpenChange and SOGo and the SOGo OpenChange backend are available from SOGo's web site. Please follow the instructions from <text:a xlink:type="simple" xlink:href="http://www.sogo.nu/english/downloads/backend_nightly.html">http://www.sogo.nu/english/downloads/backend.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 – or more specifically, <text:a xlink:type="simple" xlink:href="http://fedoraproject.org/wiki/EPEL/FAQ#How_can_I_install_the_packages_from_the_EPEL_software_repository.3F">http://fedoraproject.org/wiki/EPEL/FAQ#How_can_I_install_the_packages_from_the_EPEL_software_repository.3F</text:a>.</text:p>
      <text:p text:style-name="Standard">Once ready, install the OpenChange packages on top of an existing SOGo installation:</text:p>
      <text:p text:style-name="P17">yum clean all &amp;&amp; yum makecache</text:p>
      <text:p text:style-name="Code"><text:span text:style-name="T6">yum install samba4</text:span> \</text:p>
      <text:p text:style-name="Code"><text:span text:style-name="T6"><text:s text:c="12"/></text:span><text:span text:style-name="T6">openchange</text:span> \</text:p>
      <text:p text:style-name="P17"><text:s text:c="12"/>sogo-openchange-backend \</text:p>
      <text:p text:style-name="Code"><text:span text:style-name="T6"><text:s text:c="12"/></text:span><text:span text:style-name="T6">openchange-ocsmanager </text:span><text:span text:style-name="T6">\</text:span></text:p>
      <text:p text:style-name="Code"><text:span text:style-name="T6"><text:s text:c="12"/></text:span><text:span text:style-name="T6">openchange-rpcproxy</text:span></text:p>
      <text:p text:style-name="P17"/>
      <text:p text:style-name="Standard">Once the packages are installed, refer to the <text:span text:style-name="T2">Configuration</text:span> chapter from this guide.</text:p>
      <text:h text:style-name="P29" text:outline-level="2"><text:bookmark-start text:name="__RefHeading__6478_1244406482"/>Debian 6.0 (“Squeeze”) and Ubuntu 12.04 (“Precise Pangolin”)<text:bookmark-end text:name="__RefHeading__6478_1244406482"/></text:h>
      <text:p text:style-name="Standard">Samba 4, OpenChange, SOGo and the SOGo OpenChange backend are now available from SOGo's web site. Please follow the instructions from <text:a xlink:type="simple" xlink:href="http://www.sogo.nu/english/downloads/backend_nightly.html">http://www.sogo.nu/english/downloads/backend.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6">/etc/apt/sources.list.d/backports.list</text:span><text:span text:style-name="T13">:</text:span></text:p>
      <text:p text:style-name="P17">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6">Once completed, install the packages related to OpenChange and the SOGo provider:</text:p>
      <text:p text:style-name="Code"><text:span text:style-name="T6">apt-get install openchangeserve</text:span><text:span text:style-name="T6">r \</text:span></text:p>
      <text:p text:style-name="P17"><text:s text:c="16"/>sogo-openchange \</text:p>
      <text:p text:style-name="Code"><text:span text:style-name="T6"><text:s text:c="16"/></text:span><text:span text:style-name="T6">openchangeproxy</text:span> \</text:p>
      <text:p text:style-name="Code"><text:span text:style-name="T15"><text:s text:c="16"/></text:span><text:span text:style-name="T15">openchange-ocsmanager</text:span> \</text:p>
      <text:p text:style-name="Code"><text:span text:style-name="T6"><text:s text:c="16"/></text:span><text:span text:style-name="T6">openchange-rpcproxy</text:span></text:p>
      <text:p text:style-name="P17"/>
      <text:p text:style-name="Standard">Once the packages are installed, refer to the <text:span text:style-name="T2">Configuration</text:span> chapter from this guide.</text:p>
      <text:h text:style-name="P28" text:outline-level="1"><text:bookmark-start text:name="__RefHeading__6352_1244406482"/>Configuration<text:bookmark-end text:name="__RefHeading__6352_1244406482"/></text:h>
      <text:p text:style-name="Standard">In this section, you'll learn how to configure the native Microsoft Outlook compatibility layer that SOGo offers.</text:p>
      <text:h text:style-name="Heading_20_2" text:outline-level="2"><text:bookmark-start text:name="__RefHeading__6480_1244406482"/>SOGo Configuration<text:bookmark-end text:name="__RefHeading__6480_1244406482"/></text:h>
      <text:p text:style-name="Standard">First thing to do is to configure SOGo to use your current services, which are your IMAP, SMTP and SQL database servers. The configuration instructions for this are available in <text:span text:style-name="T8">the </text:span><text:span text:style-name="Emphasis"><text:span text:style-name="T8">SOGo Installation and Configuration </text:span></text:span><text:span text:style-name="Emphasis"><text:span text:style-name="T8">G</text:span></text:span><text:span text:style-name="Emphasis"><text:span text:style-name="T8">uide</text:span></text:span><text:span text:style-name="T8"> available from </text:span><text:a xlink:type="simple" xlink:href="http://www.sogo.nu/">http://www.sogo.nu</text:a></text:p>
      <text:p text:style-name="P5">Please refer to that documentation before continuing with the instructions included in this guide.</text:p>
      <text:h text:style-name="Heading_20_2" text:outline-level="2"><text:bookmark-start text:name="__RefHeading__6482_1244406482"/><text:bookmark text:name="Samba_Configuration"/>Samba 4 Configuration<text:bookmark-end text:name="__RefHeading__6482_1244406482"/></text:h>
      <text:p text:style-name="Text_20_body">Run the following commands as root: <text:bookmark text:name="line-174"/><text:bookmark text:name="line-175"/><text:bookmark text:name="line-176"/><text:bookmark text:name="line-177"/></text:p>
      <text:p text:style-name="Code">samba-tool domain provision --realm=example.com \</text:p>
      <text:p text:style-name="Code"><text:s text:c="10"/>--domain=OPENCHANGE \</text:p>
      <text:p text:style-name="Code"><text:s text:c="10"/>--adminpass='%1OpenChange' \</text:p>
      <text:p text:style-name="Code"><text:s text:c="10"/>--server-role='domain controller'</text:p>
      <text:p text:style-name="Code"/>
      <text:p text:style-name="Code">samba-tool user setexpiry administrator --noexpiry</text:p>
      <text:p text:style-name="Code"/>
      <text:p text:style-name="Text_20_body">You might consider changing the realm and domain used, to suit your enviroment.</text:p>
      <text:p text:style-name="P16">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7"/><text:bookmark text:name="line-188"/></text:p>
      <text:p text:style-name="Text_20_body"><text:bookmark text:name="line-306"/><text:bookmark text:name="line-307"/>Add the following parameters to the <text:span text:style-name="Code_20__28_inline_29_">[global]</text:span> section of the <text:span text:style-name="Code_20__28_inline_29_">/etc/samba4/smb.conf </text:span><text:span text:style-name="T10">(</text:span><text:span text:style-name="Code_20__28_inline_29_">/etc/samba/smb.conf </text:span><text:span text:style-name="T10">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P16"><text:soft-page-break/></text:p>
      <text:p text:style-name="P18">Your Samba 4 configuration file should look like this:</text:p>
      <text:p text:style-name="P16"/>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h text:style-name="Heading_20_2" text:outline-level="2"><text:bookmark-start text:name="__RefHeading__6484_1244406482"/>OpenChange Configuration<text:bookmark-end text:name="__RefHeading__6484_1244406482"/></text:h>
      <text:p text:style-name="Standard">The Samba AD schema needs to be filled with additional object definitions by running the following commands: <text:bookmark text:name="line-189"/><text:bookmark text:name="line-190"/><text:bookmark text:name="line-191"/><text:bookmark text:name="line-192"/><text:bookmark text:name="line-193"/><text:bookmark text:name="line-194"/><text:bookmark text:name="line-195"/><text:bookmark text:name="line-196"/><text:bookmark text:name="line-197"/><text:bookmark text:name="line-198"/><text:bookmark text:name="line-199"/><text:bookmark text:name="line-200"/><text:bookmark text:name="line-201"/><text:bookmark text:name="line-202"/><text:bookmark text:name="line-203"/><text:bookmark text:name="line-204"/><text:bookmark text:name="line-205"/><text:bookmark text:name="line-206"/><text:bookmark text:name="line-207"/></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Standard"><text:bookmark text:name="line-208"/><text:bookmark text:name="line-209"/>You can safely ignore the “<text:span text:style-name="T6">ERROR: no subClassOf 'serviceAdministrationPoint' for 'rRASAdministrationConnectionPoint'</text:span>” message when running the <text:soft-page-break/><text:span text:style-name="T6">openchange_provision</text:span> command.</text:p>
      <text:p text:style-name="Standard">Provision the OpenChange database: <text:bookmark text:name="line-210"/><text:bookmark text:name="line-211"/><text:bookmark text:name="line-212"/><text:bookmark text:name="line-213"/><text:bookmark text:name="line-214"/><text:bookmark text:name="line-215"/><text:bookmark text:name="line-216"/><text:bookmark text:name="line-217"/><text:bookmark text:name="line-218"/><text:bookmark text:name="line-219"/><text:bookmark text:name="line-220"/><text:bookmark text:name="line-221"/><text:bookmark text:name="line-222"/><text:bookmark text:name="line-223"/><text:bookmark text:name="line-224"/><text:bookmark text:name="line-225"/></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5"><text:bookmark text:name="line-14-3"/><text:s text:c="8"/>* Events Root <text:s text:c="29"/>0x0900000000000001</text:p>
      <text:p text:style-name="P15"/>
      <text:p text:style-name="P15"/>
      <text:p text:style-name="Standard">On RHEL, make sure SELinux is disabled:</text:p>
      <text:p text:style-name="Code">setenforce 0</text:p>
      <text:p text:style-name="Code"/>
      <text:p text:style-name="Standard">Next, you can start Samba using the usual command :</text:p>
      <text:p text:style-name="Code">/etc/init.d/samba4 start</text:p>
      <text:p text:style-name="Standard"/>
      <text:p text:style-name="Standard">You can also launch the OpenC<text:span text:style-name="T16">hange web services:</text:span></text:p>
      <text:p text:style-name="Code"><text:span text:style-name="Code_20__28_inline_29_">/etc/init.d/openchange-ocsmanager start</text:span></text:p>
      <text:h text:style-name="Heading_20_2" text:outline-level="2"><text:bookmark-start text:name="__RefHeading__6486_1244406482"/>Apache Configuration for Web Services<text:bookmark-end text:name="__RefHeading__6486_1244406482"/></text:h>
      <text:p text:style-name="P7">The OpenChange web services consist of two components:</text:p>
      <text:list xml:id="list6114306851570069769" text:style-name="L1">
        <text:list-item>
          <text:p text:style-name="P24"><text:span text:style-name="T1">OCS Manager</text:span> which is used for autodiscovery and freebusy lookups on Outlook 2007 and 2010. <text:s/>This service runs in its own application server which listens on 127.0.0.1:5000 by default. <text:s/>Apache needs to be configured to forward certain requests to it to make it accessible from the outside.<text:line-break/>Note that this service <text:span text:style-name="T1">MUST</text:span> be accessible over <text:span text:style-name="T1">HTTPS</text:span>, otherwise Outlook won't use it.</text:p>
        </text:list-item>
        <text:list-item>
          <text:p text:style-name="P24"><text:span text:style-name="T1">RPC Proxy</text:span> which is used for RPC over HTTP (“Outlook Anywhere”)<text:line-break/>This service runs as a WSGI application under apache (mod_wsgi).<text:line-break/>While HTTPS is not required to access this service, it is strongly recommended.</text:p>
        </text:list-item>
      </text:list>
      <text:p text:style-name="Standard">On RHEL-based distributions, the apache configuration required by these services can be found <text:soft-page-break/>in <text:span text:style-name="Code_20__28_inline_29_">/etc/httpd/conf.d/ocsmanager.conf</text:span> and <text:span text:style-name="Code_20__28_inline_29_">/etc/httpd/conf.d/rpcproxy.conf</text:span><text:span text:style-name="T6">.</text:span></text:p>
      <text:p text:style-name="Standard">For Debian-based distributions, these files can be found in <text:span text:style-name="Code_20__28_inline_29_">/etc/apache2/conf.d/</text:span>.</text:p>
      <text:p text:style-name="P7">The configuration requires three Apache modules: <text:s/><text:span text:style-name="T2">mod_proxy</text:span>, <text:span text:style-name="T2">mod_proxy_http</text:span> and <text:span text:style-name="T2">mod_wsgi</text:span>.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span text:style-name="Code_20__28_inline_29_"><text:span text:style-name="T13"> (or </text:span></text:span><text:span text:style-name="Code_20__28_inline_29_">python26-mod_wsgi.conf</text:span><text:span text:style-name="Code_20__28_inline_29_"><text:span text:style-name="T13"> on RHELv5).</text:span></text:span></text:p>
      <text:p text:style-name="Standard">The <text:span text:style-name="T2">reqtimeout</text:span><text:span text:style-name="T4"> apache module is known to cause problems when using the default configuration shipped with Debian-based systems. <text:s/>On such distributions, apache will close (HTTP/1.1 500) any HTTP request for which the HTTP body hasn't arrived in 10 seconds.<text:line-break/>While this is arguably good practice with regular HTTP, it will disrupt the RPC over HTTP protocol implemented by RPC Proxy: Outlook will continuously disconnect and reconnect leading to suboptimal performance.<text:line-break/>To avoid this problem, use a much higher timeout or disable the module:</text:span></text:p>
      <text:p text:style-name="Standard"><text:span text:style-name="T7">a2dismod reqtimeout</text:span><text:span text:style-name="T4"> <text:s text:c="2"/></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text:bookmark-start text:name="__RefHeading__6488_1244406482"/>Name Service Configuration for Web Services<text:bookmark-end text:name="__RefHeading__6488_1244406482"/></text:h>
      <text:p text:style-name="Standard">The autodiscovery service must be made accessible in order to advertise the web services provided by OpenChange. This can be done in two ways.</text:p>
      <text:list xml:id="list5126901679812202714" text:style-name="L2">
        <text:list-item>
          <text:p text:style-name="P25">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25">The second option is to add a <text:span text:style-name="Code_20__28_inline_29_">SRV</text:span> entry to your DNS configuration where the “_service” value would be “Autodiscover” and the “_protocol” would be “_tcp”.<text:line-break/>For example:<text:line-break/><text:span text:style-name="T6">_autodiscover._tcp.example.com. IN <text:s/>SRV 0 0 443 sogo.example.com.</text:span></text:p>
        </text:list-item>
      </text:list>
      <text:p text:style-name="P6">Again, the autodiscovery service must be accessible over HTTPS.</text:p>
      <text:h text:style-name="P28" text:outline-level="1"><text:bookmark-start text:name="__RefHeading__6354_1244406482"/>Adding Users<text:bookmark-end text:name="__RefHeading__6354_1244406482"/></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80"/><text:bookmark text:name="line-281"/><text:bookmark text:name="line-282"/><text:bookmark text:name="line-283"/><text:bookmark text:name="line-284"/><text:bookmark text:name="line-285"/><text:bookmark text:name="line-286"/><text:bookmark text:name="line-287"/><text:bookmark text:name="line-288"/><text:bookmark text:name="line-289"/><text:bookmark text:name="line-290"/><text:bookmark text:name="line-291"/><text:bookmark text:name="line-292"/></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7"><text:span text:style-name="T8">If you don't have a trust between your IMAP server and SOGo, you must at this point set the cleartext password of the newly created user in </text:span><text:span text:style-name="Code_20__28_inline_29_"><text:span text:style-name="T8">/var/lib/samba4/private/mapistore/&lt;username/password</text:span></text:span><text:span text:style-name="T8"> (or </text:span><text:span text:style-name="Code_20__28_inline_29_"><text:span text:style-name="T8">/var/lib/samba/private/mapistore/&lt;username/password</text:span></text:span><text:span text:style-name="T11"> on Debian-based distributions).</text:span></text:p>
      <text:p text:style-name="Standard"><text:span text:style-name="T12">This per-us</text:span><text:span text:style-name="T9">er file contains the cleartext password of the user as a UTF-8 string, on a single line. This password will be used to authenticate SOGo/OpenChange storage provider to your IMAP server.</text:span></text:p>
      <text:h text:style-name="P28" text:outline-level="1"><text:bookmark-start text:name="__RefHeading__6356_1244406482"/>Microsoft Outlook 2003, 2007 and 2010 Configuration<text:bookmark-end text:name="__RefHeading__6356_1244406482"/></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5"/><text:bookmark text:name="line-336"/><text:bookmark text:name="line-337"/>file in order to associate the IP address with the right DNS names:</text:p>
      <text:p text:style-name="Code">192.168.1.1<text:tab/><text:tab/>sogo.example.com <text:s/><text:span text:style-name="T15">autodiscover.example.com</text:span></text:p>
      <text:p text:style-name="Code"/>
      <text:p text:style-name="P14">Next, you must configure Microsoft Outlook.</text:p>
      <text:p text:style-name="P11">❏<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8">Cancel</text:span></text:span></text:p>
      <text:p text:style-name="List"><text:span text:style-name="T2">❏<text:tab/></text:span><text:span text:style-name="T5">From the </text:span><text:span text:style-name="Emphasis"><text:span text:style-name="T8">Security</text:span></text:span><text:span text:style-name="T5"> tab, enable </text:span><text:span text:style-name="Emphasis"><text:span text:style-name="T8">Always prompt for user name and password</text:span></text:span></text:p>
      <text:p text:style-name="List"><text:span text:style-name="Emphasis"><text:span text:style-name="T3">❏<text:tab/></text:span></text:span><text:span text:style-name="Emphasis"><text:span text:style-name="T5">From the </text:span></text:span><text:span text:style-name="Emphasis"><text:span text:style-name="T3">Connection</text:span></text:span><text:span text:style-name="Emphasis"><text:span text:style-name="T5"> tab, enable “</text:span></text:span><text:span text:style-name="Emphasis"><text:span text:style-name="T3">Outlook Anywhere</text:span></text:span><text:span text:style-name="Emphasis"><text:span text:style-name="T5">” if you plan to use Outlook outside of your LAN. Moreover, click on the </text:span></text:span><text:span text:style-name="Emphasis"><text:span text:style-name="T3">Exchange Proxy Settings...</text:span></text:span><text:span text:style-name="Emphasis"><text:span text:style-name="T5"> button to enable it for slow and fast networks. Specify also the host, which should be the same value you specified in the </text:span></text:span><text:span text:style-name="Emphasis"><text:span text:style-name="T8">Microsoft Exchange Server</text:span></text:span><text:span text:style-name="Emphasis"><text:span text:style-name="T5"> field</text:span></text:span></text:p>
      <text:p text:style-name="List"><text:span text:style-name="T3">❏<text:tab/></text:span><text:span text:style-name="T5">Finally, click on </text:span><text:span text:style-name="Emphasis"><text:span text:style-name="T8">Check Name</text:span></text:span><text:span text:style-name="T5">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26" text:outline-level="1"/>
      <text:h text:style-name="P28" text:outline-level="1"><text:bookmark-start text:name="__RefHeading__6358_1244406482"/>Known Issues or Limitations<text:bookmark-end text:name="__RefHeading__6358_1244406482"/></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text:span text:style-name="T16">dule.<text:line-break/>If you do, use “Outlook Anywhere” to connect Outlook to SOGo/OpenChange.</text:span></text:p>
      <text:p text:style-name="P13"/>
      <text:h text:style-name="Heading_20_2" text:outline-level="2"><text:bookmark-start text:name="__RefHeading__6490_1244406482"/>Current Limitations<text:bookmark-end text:name="__RefHeading__6490_1244406482"/></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4">❏<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3"><text:span text:style-name="T4">❏<text:tab/>If you face strange issues from Microsoft Outlook, you might want to remove any data associated with the user from the SOGo server and recreate a Microsoft Outlook profile.<text:line-break/>To remove any data associated to a user, use the </text:span><text:span text:style-name="T7">openchange_cleanup.py</text:span><text:span text:style-name="T4"> script distributed with sogo. <text:s/>The script can be found <text:s/>in </text:span><text:span text:style-name="T7">/usr/share/doc/sogo/</text:span><text:span text:style-name="T4"> (</text:span><text:span text:style-name="T7">/usr/share/sogo-VERSION/</text:span><text:span text:style-name="T4"> on RHEL).<text:line-break/>To reset a user, run the script as root: </text:span><text:span text:style-name="T7">python openchange_cleanup.py username<text:line-break/></text:span><text:span text:style-name="T14">See the usage output for additional options.</text:span></text:p>
      <text:p text:style-name="P12">❏<text:tab/>The “Out of Office Assistant” will not currently work. This feature has not been implemented.</text:p>
      <text:p text:style-name="P12">❏<text:tab/>Creating folders below INBOX (when not normally permitted by the IMAP server), below the Personal Calendar or Personal Address Book will work in Outlook cached mode but the server-side operation will fail and these folders will never be created. Potentially data loss can occur if the Outlook profile is destroyed. If you wan to create additional top-level mail folders, calendars or address books, open Outlook's folder list, select the top level node (usually, <text:soft-page-break/>“<text:a xlink:type="simple" xlink:href="mailto:email@example.com">email@example.com</text:a>”) and choose “New Folder...” from the contextual menu. Choose the relevant item types.</text:p>
      <text:p text:style-name="P12"/>
      <text:h text:style-name="Heading_20_3" text:outline-level="3">Mail</text:h>
      <text:p text:style-name="List">❏<text:tab/>Sharing mail folders is not supported.</text:p>
      <text:p text:style-name="List"><text:span text:style-name="T4">❏<text:tab/>To avoid possibly lossy conversion from RTF to HTML, Outlook should be configured to send all mails as HTML (or plaintext) instead of </text:span><text:span text:style-name="T2">Outlook Rich Text Format</text:span><text:span text:style-name="T4">.</text:span></text:p>
      <text:h text:style-name="Heading_20_3" text:outline-level="3">Calendar</text:h>
      <text:p text:style-name="List">❏<text:tab/>Labels will not work.</text:p>
      <text:p text:style-name="List">❏<text:tab/>It might be impossible to view event details from a shared calendar. This issue is being worked on.</text:p>
      <text:p text:style-name="P20"/>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8" text:outline-level="1"><text:bookmark-start text:name="__RefHeading__6360_1244406482"/>Additional Information<text:bookmark-end text:name="__RefHeading__6360_1244406482"/></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text:bookmark-start text:name="__RefHeading__6362_1244406482"/>Commercial Support and Contact Information<text:bookmark-end text:name="__RefHeading__6362_1244406482"/></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11</text:chapter></text:p>
      </style:header>
      <style:footer>
        <text:p text:style-name="MP2">© 2009-2013 Inverse inc.<text:tab/><text:chapter text:display="name" text:outline-level="1">Commercial Support and Contact Information</text:chapter><text:tab/><text:page-number text:select-page="current">2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08-10-24T09:42:32</meta:creation-date>
    <meta:editing-cycles>569</meta:editing-cycles>
    <meta:editing-duration>P3DT21H47M51S</meta:editing-duration>
    <dc:date>2013-11-19T13:10:32</dc:date>
    <meta:document-statistic meta:table-count="0" meta:image-count="3" meta:object-count="0" meta:page-count="22" meta:paragraph-count="320" meta:word-count="3620" meta:character-count="24982"/>
    <meta:user-defined meta:name="Info 1"/>
    <meta:user-defined meta:name="Info 2"/>
    <meta:user-defined meta:name="Info 3"/>
    <meta:user-defined meta:name="Info 4"/>
  </office:meta>
</office:document-meta>
</file>